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8" table:default-cell-style-name="ce2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763" calcext:value-type="percentage">
            <text:p>97.63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45:03.229705142</meta:creation-date>
    <dc:date>2017-03-30T18:48:34.439219419</dc:date>
    <meta:editing-duration>PT3M31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